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mm" fo:margin-right="0.25mm" fo:line-height="150%" fo:text-indent="0mm" style:auto-text-indent="false" style:page-number="auto" fo:background-color="transparent">
        <style:tab-stops>
          <style:tab-stop style:position="0mm"/>
        </style:tab-stops>
      </style:paragraph-properties>
      <style:text-properties style:font-name="Times New Roman" style:text-underline-style="none" officeooo:rsid="000e336f" officeooo:paragraph-rsid="000e33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8:40:01.956389556</meta:creation-date>
    <dc:date>2018-11-25T23:54:15.872359957</dc:date>
    <meta:editing-duration>PT1H33M33S</meta:editing-duration>
    <meta:editing-cycles>3</meta:editing-cycles>
    <meta:generator>LibreOffice/6.1.3.2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